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2.39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011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8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2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3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0.74pt solid #000000" fo:background-color="#ff0000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order-bottom="none" fo:background-color="#ff0000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ackground-color="#ff3333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2"/>
        <table:table-column table:style-name="co1" table:number-columns-repeated="2" table:default-cell-style-name="ce11"/>
        <table:table-column table:style-name="co1" table:number-columns-repeated="3" table:default-cell-style-name="ce12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17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6" office:value-type="date" office:date-value="2015-02-10" calcext:value-type="date">
            <text:p>10.02.2015</text:p>
          </table:table-cell>
          <table:table-cell table:style-name="ce6" office:value-type="date" office:date-value="2015-02-25" calcext:value-type="date">
            <text:p>25.02.2015</text:p>
          </table:table-cell>
          <table:table-cell table:style-name="ce10" table:number-columns-repeated="2"/>
          <table:table-cell table:style-name="ce6" office:value-type="date" office:date-value="2015-02-23" calcext:value-type="date">
            <text:p>23.02.2015</text:p>
          </table:table-cell>
          <table:table-cell table:style-name="ce10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18" office:value-type="string" calcext:value-type="string">
            <text:p>stěžovat si nadřízenému orgánu, aby vyřídili mou stížnost</text:p>
          </table:table-cell>
          <table:table-cell table:style-name="ce2" table:number-columns-repeated="2"/>
          <table:table-cell table:style-name="ce10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Praha 3</text:p>
          </table:table-cell>
          <table:table-cell table:style-name="ce7" office:value-type="date" office:date-value="2015-02-09" calcext:value-type="date">
            <text:p>09.02.2015</text:p>
          </table:table-cell>
          <table:table-cell table:number-columns-repeated="2" table:style-name="ce7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4" office:value-type="string" calcext:value-type="string">
            <text:p>kouknout se, jak postupovat – zažádat o náklady měli dřív</text:p>
          </table:table-cell>
          <table:table-cell table:style-name="ce12"/>
          <table:table-cell table:number-columns-repeated="1014"/>
        </table:table-row>
        <table:table-row table:style-name="ro5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12" office:value-type="string" calcext:value-type="string">
            <text:p>podat přes pepu matouška</text:p>
          </table:table-cell>
          <table:table-cell office:value-type="string" calcext:value-type="string">
            <text:p>předáno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8"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5" office:value-type="string" calcext:value-type="string">
            <text:p>zavolat paní Lacinové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7" office:value-type="date" office:date-value="2015-03-04" calcext:value-type="date">
            <text:p>04.03.2015</text:p>
          </table:table-cell>
          <table:table-cell table:number-columns-repeated="2" table:style-name="ce7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12" office:value-type="string" calcext:value-type="string">
            <text:p>vyřešit přes Radka Nepila, resp. Hanu Matouškovou</text:p>
          </table:table-cell>
          <table:table-cell office:value-type="string" calcext:value-type="string">
            <text:p>zaurgován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12" office:value-type="string" calcext:value-type="string">
            <text:p>podat přes danu balcarovou</text:p>
          </table:table-cell>
          <table:table-cell office:value-type="string" calcext:value-type="string">
            <text:p>odesláno Daně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8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12" office:value-type="string" calcext:value-type="string">
            <text:p>podat přes olgu richterovou</text:p>
          </table:table-cell>
          <table:table-cell office:value-type="string" calcext:value-type="string">
            <text:p>odesláno Olč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8" office:value-type="date" office:date-value="2015-03-29" calcext:value-type="date">
            <text:p>29.03.2015</text:p>
          </table:table-cell>
          <table:table-cell table:style-name="ce8"/>
          <table:table-cell table:style-name="ce4"/>
          <table:table-cell/>
          <table:table-cell office:value-type="string" calcext:value-type="string">
            <text:p>neuvedly ceny</text:p>
          </table:table-cell>
          <table:table-cell table:style-name="ce12" office:value-type="string" calcext:value-type="string">
            <text:p>Dne 7.5. doručeno potvrzení předchozího odmítnutí</text:p>
          </table:table-cell>
          <table:table-cell table:style-name="ce14" office:value-type="string" calcext:value-type="string">
            <text:p>odvolat se proti částečnému odepření do 22.5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Praha 12</text:p>
          </table:table-cell>
          <table:table-cell table:style-name="ce7" office:value-type="date" office:date-value="2015-03-04" calcext:value-type="date">
            <text:p>04.03.2015</text:p>
          </table:table-cell>
          <table:table-cell table:style-name="ce7" office:value-type="date" office:date-value="2015-03-19" calcext:value-type="date">
            <text:p>19.03.2015</text:p>
          </table:table-cell>
          <table:table-cell table:style-name="ce3" table:number-columns-repeated="2"/>
          <table:table-cell table:style-name="ce7"/>
          <table:table-cell table:style-name="ce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8">
          <table:table-cell table:style-name="ce3" office:value-type="string" calcext:value-type="string">
            <text:p>Praha 13</text:p>
          </table:table-cell>
          <table:table-cell table:style-name="ce7" office:value-type="date" office:date-value="2015-03-04" calcext:value-type="date">
            <text:p>04.03.2015</text:p>
          </table:table-cell>
          <table:table-cell table:style-name="ce7" office:value-type="date" office:date-value="2015-03-19" calcext:value-type="date">
            <text:p>19.03.2015</text:p>
          </table:table-cell>
          <table:table-cell table:style-name="ce7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9">
          <table:table-cell office:value-type="string" calcext:value-type="string">
            <text:p>Praha 14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4" office:value-type="string" calcext:value-type="string">
            <text:p>poslat stížnost proti nečinnosti</text:p>
          </table:table-cell>
          <table:table-cell table:style-name="ce12"/>
          <table:table-cell table:number-columns-repeated="1014"/>
        </table:table-row>
        <table:table-row table:style-name="ro6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12" office:value-type="string" calcext:value-type="string">
            <text:p>?</text:p>
          </table:table-cell>
          <table:table-cell table:style-name="ce12"/>
          <table:table-cell table:number-columns-repeated="1014"/>
        </table:table-row>
        <table:table-row table:style-name="ro9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4" office:value-type="string" calcext:value-type="string">
            <text:p>poslat stížnost proti nečinnosti</text:p>
          </table:table-cell>
          <table:table-cell table:style-name="ce12"/>
          <table:table-cell table:number-columns-repeated="1014"/>
        </table:table-row>
        <table:table-row table:style-name="ro9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4" office:value-type="string" calcext:value-type="string">
            <text:p>poslat stížnost proti nečinnosti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3" office:value-type="string" calcext:value-type="string">
            <text:p>Praha 18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7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9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14" office:value-type="string" calcext:value-type="string">
            <text:p>poslat stížnost proti nečinnosti</text:p>
          </table:table-cell>
          <table:table-cell table:style-name="ce12"/>
          <table:table-cell table:number-columns-repeated="1014"/>
        </table:table-row>
        <table:table-row table:style-name="ro8">
          <table:table-cell table:style-name="ce3" office:value-type="string" calcext:value-type="string">
            <text:p>Praha 20</text:p>
          </table:table-cell>
          <table:table-cell table:style-name="ce7" office:value-type="date" office:date-value="2015-04-23" calcext:value-type="date">
            <text:p>23.04.2015</text:p>
          </table:table-cell>
          <table:table-cell table:style-name="ce7" office:value-type="date" office:date-value="2015-05-08" calcext:value-type="date">
            <text:p>08.05.2015</text:p>
          </table:table-cell>
          <table:table-cell table:style-name="ce7" office:value-type="date" office:date-value="2015-05-07" calcext:value-type="date">
            <text:p>07.05.2015</text:p>
          </table:table-cell>
          <table:table-cell table:style-name="ce3" table:number-columns-repeated="3"/>
          <table:table-cell table:style-name="ce11"/>
          <table:table-cell office:value-type="string" calcext:value-type="string">
            <text:p>odesláno na IPR</text:p>
          </table:table-cell>
          <table:table-cell/>
          <table:table-cell table:style-name="ce11" table:number-columns-repeated="3"/>
          <table:table-cell table:style-name="ce3" table:number-columns-repeated="1011"/>
        </table:table-row>
        <table:table-row table:style-name="ro9">
          <table:table-cell table:style-name="ce5" office:value-type="string" calcext:value-type="string">
            <text:p>Praha 21</text:p>
          </table:table-cell>
          <table:table-cell table:style-name="ce9" office:value-type="date" office:date-value="2015-04-23" calcext:value-type="date">
            <text:p>23.04.2015</text:p>
          </table:table-cell>
          <table:table-cell table:style-name="ce9" office:value-type="date" office:date-value="2015-05-08" calcext:value-type="date">
            <text:p>08.05.2015</text:p>
          </table:table-cell>
          <table:table-cell table:style-name="ce5" table:number-columns-repeated="4"/>
          <table:table-cell table:style-name="ce13"/>
          <table:table-cell table:style-name="ce16" office:value-type="string" calcext:value-type="string">
            <text:p>poslat stížnost proti nečinnosti</text:p>
          </table:table-cell>
          <table:table-cell table:style-name="ce13" table:number-columns-repeated="4"/>
          <table:table-cell table:style-name="ce5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22:53:10.41065853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5-17T22:58:21.785501983</dc:date>
    <meta:editing-duration>PT2H14M7S</meta:editing-duration>
    <meta:editing-cycles>14</meta:editing-cycles>
    <meta:generator>LibreOffice/4.2.8.2$Linux_X86_64 LibreOffice_project/420m0$Build-2</meta:generator>
    <meta:document-statistic meta:table-count="1" meta:cell-count="127" meta:object-count="0"/>
  </office:meta>
</office:document-meta>
</file>